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702" officeooo:paragraph-rsid="00173b4b"/>
    </style:style>
    <style:style style:name="P2" style:family="paragraph" style:parent-style-name="Standard">
      <style:text-properties officeooo:paragraph-rsid="00173b4b"/>
    </style:style>
    <style:style style:name="P3" style:family="paragraph" style:parent-style-name="Standard">
      <style:text-properties officeooo:rsid="00173b4b" officeooo:paragraph-rsid="00173b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taxe do xfreerdp</text:p>
      <text:p text:style-name="P2">xfreerdp /d:&lt;DOMINIO&gt; /u:&lt;USER&gt; /p:'&lt;PASSWORD&gt;' /cert-tofu /v:&lt;IP/HOSTNAME&gt;</text:p>
      <text:p text:style-name="P2"/>
      <text:p text:style-name="P3">Pesquisar mais serviços r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5:22:42.675852941</meta:creation-date>
    <dc:date>2019-01-14T15:23:34.420277327</dc:date>
    <meta:editing-duration>PT52S</meta:editing-duration>
    <meta:editing-cycles>1</meta:editing-cycles>
    <meta:document-statistic meta:table-count="0" meta:image-count="0" meta:object-count="0" meta:page-count="1" meta:paragraph-count="3" meta:word-count="13" meta:character-count="121" meta:non-whitespace-character-count="111"/>
    <meta:generator>LibreOffice/6.0.3.2$Linux_X86_64 LibreOffice_project/00m0$Build-2</meta:generator>
  </office:meta>
</office:document-meta>
</file>